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11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11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/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RPINT 4: sabado 31 julio – 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plicar estilo a la AP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lementar manual de usuar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equeño fix, si no tenemos algoritmo elegido, aparece error al hacer backtest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3:34:13.3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12T01:25:45.639000000</dc:date>
    <meta:editing-duration>P1DT8H38M50S</meta:editing-duration>
    <meta:editing-cycles>45</meta:editing-cycles>
    <meta:generator>LibreOffice/7.1.1.2$Windows_X86_64 LibreOffice_project/fe0b08f4af1bacafe4c7ecc87ce55bb426164676</meta:generator>
    <meta:document-statistic meta:table-count="1" meta:cell-count="137" meta:object-count="0"/>
  </office:meta>
</office:document-meta>
</file>